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Term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Term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Query.getConstantScoreR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Query.Multi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Query.toString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TermQuery.setConstantScoreRewrite( boolean constantScoreRe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Filter.MultiTermFilter( MultiTermQuery mt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Que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TermQuery.rewrite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TermFilter.handleDoc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TermQuery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Que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TermFilter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TermQuery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Generator.generate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TermQuery.MultiTerm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